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149cm" fo:min-width="7.699cm"/>
    </style:style>
    <style:style style:name="gr2" style:family="graphic" style:parent-style-name="standard">
      <style:graphic-properties draw:textarea-horizontal-align="justify" draw:textarea-vertical-align="middle" draw:auto-grow-height="false" fo:min-height="10.75cm" fo:min-width="14.099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3.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4.0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12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4.198cm"/>
    </style:style>
    <style:style style:name="gr9" style:family="graphic" style:parent-style-name="standard">
      <style:graphic-properties draw:textarea-horizontal-align="justify" draw:textarea-vertical-align="middle" draw:auto-grow-height="false" fo:min-height="0.17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5.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95cm" fo:min-width="10.499cm"/>
    </style:style>
    <style:style style:name="gr13" style:family="graphic" style:parent-style-name="standard">
      <style:graphic-properties draw:textarea-horizontal-align="justify" draw:textarea-vertical-align="middle" draw:auto-grow-height="false" fo:min-height="1.95cm" fo:min-width="14.7cm"/>
    </style:style>
    <style:style style:name="gr14" style:family="graphic" style:parent-style-name="standard">
      <style:graphic-properties draw:textarea-horizontal-align="justify" draw:textarea-vertical-align="middle" draw:auto-grow-height="false" fo:min-height="6.95cm" fo:min-width="3.799cm"/>
    </style:style>
    <style:style style:name="gr15" style:family="graphic" style:parent-style-name="standard">
      <style:graphic-properties draw:textarea-horizontal-align="justify" draw:textarea-vertical-align="middle" draw:auto-grow-height="false" fo:min-height="6.95cm" fo:min-width="3.798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24.099cm"/>
    </style:style>
    <style:style style:name="gr17" style:family="graphic" style:parent-style-name="standard">
      <style:graphic-properties draw:textarea-horizontal-align="justify" draw:textarea-vertical-align="middle" draw:auto-grow-height="false" fo:min-height="1.15cm" fo:min-width="9.9cm"/>
    </style:style>
    <style:style style:name="gr18" style:family="graphic" style:parent-style-name="standard">
      <style:graphic-properties draw:textarea-horizontal-align="justify" draw:textarea-vertical-align="middle" draw:auto-grow-height="false" fo:min-height="0.95cm" fo:min-width="3.699cm"/>
    </style:style>
    <style:style style:name="gr19" style:family="graphic" style:parent-style-name="standard">
      <style:graphic-properties draw:textarea-horizontal-align="justify" draw:textarea-vertical-align="middle" draw:auto-grow-height="false" fo:min-height="2.149cm" fo:min-width="5.6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427cm"/>
    </style:style>
    <style:style style:name="gr22" style:family="graphic" style:parent-style-name="standard">
      <style:graphic-properties draw:textarea-horizontal-align="justify" draw:textarea-vertical-align="middle" draw:auto-grow-height="false" fo:min-height="0.95cm" fo:min-width="3.29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9.398cm"/>
    </style:style>
    <style:style style:name="gr25" style:family="graphic" style:parent-style-name="standard">
      <style:graphic-properties draw:textarea-horizontal-align="justify" draw:textarea-vertical-align="middle" draw:auto-grow-height="false" fo:min-height="1.75cm" fo:min-width="6.7cm"/>
    </style:style>
    <style:style style:name="gr26" style:family="graphic" style:parent-style-name="standard">
      <style:graphic-properties draw:textarea-horizontal-align="justify" draw:textarea-vertical-align="middle" draw:auto-grow-height="false" fo:min-height="1.55cm" fo:min-width="5.7cm"/>
    </style:style>
    <style:style style:name="gr27" style:family="graphic" style:parent-style-name="standard">
      <style:graphic-properties draw:textarea-horizontal-align="justify" draw:textarea-vertical-align="middle" draw:auto-grow-height="false" fo:min-height="1.55cm" fo:min-width="4.126cm"/>
    </style:style>
    <style:style style:name="gr28" style:family="graphic" style:parent-style-name="standard">
      <style:graphic-properties draw:textarea-horizontal-align="justify" draw:textarea-vertical-align="middle" draw:auto-grow-height="false" fo:min-height="1.55cm" fo:min-width="4.125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svg:stroke-color="#000000" draw:marker-start="Arrow" draw:marker-start-width="0.3cm" draw:marker-end="Arrow" draw:marker-end-width="0.3cm" draw:fill-color="#111111" draw:textarea-vertical-align="middle"/>
    </style:style>
    <style:style style:name="gr3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2" style:family="graphic" style:parent-style-name="standard">
      <style:graphic-properties draw:stroke="solid" svg:stroke-width="0.053cm" svg:stroke-color="#000000" draw:marker-start="Arrow" draw:marker-start-width="0.379cm" draw:marker-end="Arrow" draw:marker-end-width="0.379cm" draw:fill-color="#000000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color="#000000" draw:marker-start="Arrow" draw:marker-start-width="0.3cm" draw:textarea-vertical-align="middle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1.55cm" fo:min-width="6.3cm"/>
    </style:style>
    <style:style style:name="gr36" style:family="graphic" style:parent-style-name="standard">
      <style:graphic-properties draw:textarea-horizontal-align="justify" draw:textarea-vertical-align="middle" draw:auto-grow-height="false" fo:min-height="1.75cm" fo:min-width="6.9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7.311cm" style:use-optimal-column-width="false"/>
    </style:style>
    <style:style style:name="co2" style:family="table-column">
      <style:table-column-properties style:column-width="7.309cm" style:use-optimal-column-width="false"/>
    </style:style>
    <style:style style:name="co3" style:family="table-column">
      <style:table-column-properties style:column-width="4.876cm" style:use-optimal-column-width="false"/>
    </style:style>
    <style:style style:name="co4" style:family="table-column">
      <style:table-column-properties style:column-width="4.873cm" style:use-optimal-column-width="false"/>
    </style:style>
    <style:style style:name="ro1" style:family="table-row">
      <style:table-row-properties style:row-height="2.775cm"/>
    </style:style>
    <style:style style:name="ro2" style:family="table-row">
      <style:table-row-properties style:row-height="1.5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111111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99cm" svg:height="11cm" svg:x="2.099cm" svg:y="1.199cm">
          <text:p text:style-name="P1"><text:span text:style-name="T1">Foodata Log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1: Startpage / Desktop / URL: „/“ / loggedOut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99cm" svg:height="11cm" svg:x="2.099cm" svg:y="1.199cm">
          <text:p text:style-name="P1"><text:span text:style-name="T1">Scannen / Live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2: Scannen / Desktop / URL: „/scan“ / loggedOut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4.599cm" svg:height="2cm" svg:x="2.099cm" svg:y="1.199cm">
          <text:p text:style-name="P1"><text:span text:style-name="T1">Input product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d 3: Search / Desktop / URL: „/search“ / loggedOut </text:span></text:p>
          </draw:text-box>
        </draw:frame>
        <draw:frame draw:style-name="standard" draw:layer="layout" svg:width="14.619cm" svg:height="8.846cm" svg:x="1.998cm" svg:y="4.4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1">Product Name</text:span></text:p>
              </table:table-cell>
              <table:table-cell>
                <text:p><text:span text:style-name="T1">Hersteller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.</text:span></text:p>
              </table:table-cell>
            </table:table-row>
            <table:table-row table:style-name="ro2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4: Offline / Desktop / URL: „/offline“ / loggedOut </text:span></text:p>
          </draw:text-box>
        </draw:frame>
        <draw:custom-shape draw:style-name="gr8" draw:text-style-name="P6" draw:layer="layout" svg:width="14.698cm" svg:height="1cm" svg:x="2.3cm" svg:y="1.2cm">
          <text:p text:style-name="P5"><text:span text:style-name="T1">Input Energi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2.4cm">
          <text:p text:style-name="P5"><text:span text:style-name="T1">Input Gesamtzucke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3.6cm">
          <text:p text:style-name="P5"><text:span text:style-name="T1">Input gesättigte Fettsäure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4.8cm">
          <text:p text:style-name="P5"><text:span text:style-name="T1">Input Natrium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6cm">
          <text:p text:style-name="P5"><text:span text:style-name="T1">Input Protei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7.2cm">
          <text:p text:style-name="P5"><text:span text:style-name="T1">Input Ballaststoff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8.4cm">
          <text:p text:style-name="P5"><text:span text:style-name="T1">Input Obst/Gemüse/Nüsse-Antei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99cm" svg:height="0.599cm" svg:x="10.2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4.4cm" svg:height="2.262cm" svg:x="3.799cm" svg:y="10.399cm">
          <draw:text-box>
            <text:p><text:span text:style-name="T1">Getränk</text:span></text:p>
          </draw:text-box>
        </draw:frame>
        <draw:frame draw:style-name="gr4" draw:text-style-name="P3" draw:layer="layout" svg:width="4.4cm" svg:height="1.555cm" svg:x="11.299cm" svg:y="10.399cm">
          <draw:text-box>
            <text:p><text:span text:style-name="T1">Essen</text:span></text:p>
          </draw:text-box>
        </draw:frame>
        <draw:custom-shape draw:style-name="gr10" draw:text-style-name="P2" draw:layer="layout" svg:width="5.6cm" svg:height="1cm" svg:x="7.399cm" svg:y="11.8cm">
          <text:p text:style-name="P1"><text:span text:style-name="T1">S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99cm" svg:height="0.599cm" svg:x="3.00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cm" svg:height="0.4cm" svg:x="3.1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d 5: Results / Desktop / URL: „/results“ / loggedOut </text:span></text:p>
          </draw:text-box>
        </draw:frame>
        <draw:custom-shape draw:style-name="gr12" draw:text-style-name="P2" draw:layer="layout" svg:width="10.999cm" svg:height="2.2cm" svg:x="3.2cm" svg:y="1.799cm">
          <text:p text:style-name="P1"><text:span text:style-name="T1">Nutriscor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999cm" svg:height="2.2cm" svg:x="3.199cm" svg:y="4.799cm">
          <text:p text:style-name="P1"><text:span text:style-name="T1">Lebensmittel-Ampe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6: About / Desktop / URL: „/about“ / loggedOut </text:span></text:p>
          </draw:text-box>
        </draw:frame>
        <draw:custom-shape draw:style-name="gr13" draw:text-style-name="P2" draw:layer="layout" svg:width="15.2cm" svg:height="2.2cm" svg:x="2.1cm" svg:y="10cm">
          <text:p text:style-name="P1"><text:span text:style-name="T1">Foodata – die Lebenmittelapp</text:span></text:p>
          <text:p text:style-name="P1"><text:span text:style-name="T1">Bla bla bla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299cm" svg:height="7.2cm" svg:x="2.099cm" svg:y="2.262cm">
          <text:p text:style-name="P1"><text:span text:style-name="T1">Hans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299cm" svg:height="7.2cm" svg:x="7.5cm" svg:y="2.2cm">
          <text:p text:style-name="P1"><text:span text:style-name="T1">Holge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4.298cm" svg:height="7.2cm" svg:x="12.899cm" svg:y="2.2cm">
          <text:p text:style-name="P1"><text:span text:style-name="T1">Zohi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01cm" svg:height="2.262cm" svg:x="2cm" svg:y="1.199cm">
          <draw:text-box>
            <text:p><text:span text:style-name="T1">Team Foodat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16" draw:text-style-name="P2" draw:layer="layout" svg:width="24.599cm" svg:height="1.4cm" svg:x="1.799cm" svg:y="13.799cm">
          <text:p text:style-name="P1"><text:span text:style-name="T1">Start Page 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7: Admin / Desktop / URL: „/admin“ / loggedOut </text:span></text:p>
          </draw:text-box>
        </draw:frame>
        <draw:custom-shape draw:style-name="gr17" draw:text-style-name="P2" draw:layer="layout" svg:width="10.4cm" svg:height="1.4cm" svg:x="2cm" svg:y="1.799cm">
          <text:p text:style-name="P1"><text:span text:style-name="T1">Input Name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0.4cm" svg:height="1.4cm" svg:x="1.999cm" svg:y="3.999cm">
          <text:p text:style-name="P1"><text:span text:style-name="T1">Input Password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199cm" svg:height="1.2cm" svg:x="13.799cm" svg:y="4.199cm"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4" draw:text-style-name="P3" draw:layer="layout" svg:width="24.601cm" svg:height="1.555cm" svg:x="1.799cm" svg:y="0.037cm">
          <draw:text-box>
            <text:p><text:span text:style-name="T1">Id 8: Admin / Desktop / URL: „/admin/resultLogIn“ / loggedIn</text:span></text:p>
          </draw:text-box>
        </draw:frame>
        <draw:custom-shape draw:style-name="gr19" draw:text-style-name="P2" draw:layer="layout" svg:width="6.199cm" svg:height="2.399cm" svg:x="10cm" svg:y="9.2cm">
          <text:p text:style-name="P1"><text:span text:style-name="T1">Send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2.601cm" svg:height="1.555cm" svg:x="7.2cm" svg:y="2.637cm">
          <draw:text-box>
            <text:p text:style-name="P1"><text:span text:style-name="T1">You are logged in !</text:span></text:p>
          </draw:text-box>
        </draw:frame>
        <draw:frame draw:style-name="gr20" draw:text-style-name="P3" draw:layer="layout" svg:width="6.201cm" svg:height="2.969cm" svg:x="5.2cm" svg:y="5.499cm">
          <draw:text-box>
            <text:p><text:span text:style-name="T1">Datensatz pflegen </text:span></text:p>
          </draw:text-box>
        </draw:frame>
        <draw:custom-shape draw:style-name="gr9" draw:text-style-name="P1" draw:layer="layout" svg:width="0.599cm" svg:height="0.599cm" svg:x="17.399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" draw:layer="layout" svg:width="8cm" svg:height="3.677cm" svg:x="18.4cm" svg:y="5.437cm">
          <draw:text-box>
            <text:p><text:span text:style-name="T1">Neuer Datensatz anlegen</text:span></text:p>
          </draw:text-box>
        </draw:frame>
        <draw:custom-shape draw:style-name="gr22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99cm" svg:height="0.599cm" svg:x="4.402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cm" svg:height="0.4cm" svg:x="4.50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23" draw:text-style-name="P3" draw:layer="layout" svg:width="24.601cm" svg:height="0.962cm" svg:x="1.799cm" svg:y="0.037cm">
          <draw:text-box>
            <text:p><text:span text:style-name="T2">Id 9: Neuer Datensatz / Desktop / URL: „/admin/</text:span><text:span text:style-name="T1">NeuerDatensatz“ / loggedIn</text:span></text:p>
          </draw:text-box>
        </draw:frame>
        <draw:custom-shape draw:style-name="gr24" draw:text-style-name="P6" draw:layer="layout" svg:width="9.898cm" svg:height="1cm" svg:x="2.3cm" svg:y="2.4cm">
          <text:p text:style-name="P5"><text:span text:style-name="T1">Input Produktname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9.898cm" svg:height="1cm" svg:x="2.3cm" svg:y="3.6cm">
          <text:p text:style-name="P5"><text:span text:style-name="T1">Input Hersteller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9.898cm" svg:height="1cm" svg:x="16.099cm" svg:y="4.838cm">
          <text:p text:style-name="P5"><text:span text:style-name="T1">Input gesättigte Fettsäuren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9.898cm" svg:height="1cm" svg:x="16.099cm" svg:y="6.038cm">
          <text:p text:style-name="P5"><text:span text:style-name="T1">Input Natrium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9.898cm" svg:height="1cm" svg:x="16.099cm" svg:y="7.238cm">
          <text:p text:style-name="P5"><text:span text:style-name="T1">Input Protein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9.898cm" svg:height="1cm" svg:x="16.099cm" svg:y="8.438cm">
          <text:p text:style-name="P5"><text:span text:style-name="T1">Input Ballaststoffe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9.898cm" svg:height="1cm" svg:x="16.099cm" svg:y="9.638cm">
          <text:p text:style-name="P5"><text:span text:style-name="T1">Input Obst/Gemüse/Nüsse-Antei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99cm" svg:height="0.599cm" svg:x="2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9cm" svg:height="0.599cm" svg:x="9.602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4.4cm" svg:height="2.262cm" svg:x="3.2cm" svg:y="9.399cm">
          <draw:text-box>
            <text:p><text:span text:style-name="T1">Getränk</text:span></text:p>
          </draw:text-box>
        </draw:frame>
        <draw:frame draw:style-name="gr4" draw:text-style-name="P3" draw:layer="layout" svg:width="4.4cm" svg:height="1.555cm" svg:x="10.698cm" svg:y="9.399cm">
          <draw:text-box>
            <text:p><text:span text:style-name="T1">Essen</text:span></text:p>
          </draw:text-box>
        </draw:frame>
        <draw:custom-shape draw:style-name="gr10" draw:text-style-name="P2" draw:layer="layout" svg:width="5.6cm" svg:height="1cm" svg:x="10.4cm" svg:y="12.4cm">
          <text:p text:style-name="P1"><text:span text:style-name="T1">Send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9.898cm" svg:height="1cm" svg:x="16.099cm" svg:y="2.438cm">
          <text:p text:style-name="P5"><text:span text:style-name="T1">Input Energie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9.898cm" svg:height="1cm" svg:x="16.099cm" svg:y="3.638cm">
          <text:p text:style-name="P5"><text:span text:style-name="T1">Input Gesamtzuc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9.898cm" svg:height="1cm" svg:x="2.3cm" svg:y="4.8cm">
          <text:p text:style-name="P5"><text:span text:style-name="T1">Input EAN Codes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9.898cm" svg:height="1cm" svg:x="2.3cm" svg:y="6cm">
          <text:p text:style-name="P5"><text:span text:style-name="T1">Input Handelskette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4cm" svg:height="0.4cm" svg:x="2.5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3" draw:text-style-name="P3" draw:layer="layout" svg:width="24.601cm" svg:height="0.962cm" svg:x="1.799cm" svg:y="0.037cm">
          <draw:text-box>
            <text:p><text:span text:style-name="T2">Id 10: Datensatz Pflegen / Desktop / URL: „/admin/</text:span><text:span text:style-name="T1">DatensatzPflegen“ / loggedIn</text:span></text:p>
          </draw:text-box>
        </draw:frame>
        <draw:custom-shape draw:style-name="gr24" draw:text-style-name="P6" draw:layer="layout" svg:width="9.898cm" svg:height="1cm" svg:x="2.3cm" svg:y="2.6cm">
          <text:p text:style-name="P5"><text:span text:style-name="T1">Input Produktname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9.898cm" svg:height="1cm" svg:x="2.3cm" svg:y="3.8cm">
          <text:p text:style-name="P5"><text:span text:style-name="T1">Input Herstell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799cm" svg:height="1.2cm" svg:x="23.6cm" svg:y="1.2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624cm" svg:height="8.846cm" svg:x="2cm" svg:y="5.8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1">ID</text:span></text:p>
              </table:table-cell>
              <table:table-cell>
                <text:p><text:span text:style-name="T1">Product Name</text:span></text:p>
              </table:table-cell>
              <table:table-cell>
                <text:p><text:span text:style-name="T1">Hersteller</text:span></text:p>
              </table:table-cell>
            </table:table-row>
            <table:table-row table:style-name="ro2" table:default-cell-style-name="gray2">
              <table:table-cell>
                <text:p><text:span text:style-name="T1">01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.</text:span></text:p>
              </table:table-cell>
            </table:table-row>
            <table:table-row table:style-name="ro2" table:default-cell-style-name="gray1">
              <table:table-cell>
                <text:p><text:span text:style-name="T1">02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2">
              <table:table-cell>
                <text:p><text:span text:style-name="T1">03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1">
              <table:table-cell>
                <text:p><text:span text:style-name="T1">04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3" draw:text-style-name="P3" draw:layer="layout" svg:width="24.601cm" svg:height="0.962cm" svg:x="1.799cm" svg:y="0.037cm">
          <draw:text-box>
            <text:p><text:span text:style-name="T2">Id 11: Datensatz Result / Desktop / URL: „/admin/</text:span><text:span text:style-name="T1">Datensatzresult“ / loggedIn</text:span></text:p>
          </draw:text-box>
        </draw:frame>
        <draw:custom-shape draw:style-name="gr22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24.2cm" svg:height="0.962cm" svg:x="0cm" svg:y="3cm">
          <draw:text-box>
            <text:p text:style-name="P1"><text:s text:c="16"/>Ergebnismeldung vom Server</text:p>
          </draw:text-box>
        </draw:frame>
        <draw:custom-shape draw:style-name="gr25" draw:text-style-name="P1" draw:layer="layout" svg:width="7.2cm" svg:height="2cm" svg:x="9.6cm" svg:y="8.2cm">
          <text:p text:style-name="P1">Datenbank weiter</text:p>
          <text:p text:style-name="P1"><text:s/>bearbeite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23" draw:text-style-name="P3" draw:layer="layout" svg:width="24.601cm" svg:height="0.962cm" svg:x="1.199cm" svg:y="0.537cm">
          <draw:text-box>
            <text:p><text:span text:style-name="T2">Id 12: Userflow / Desktop <text:s/>+ Responsive</text:span></text:p>
          </draw:text-box>
        </draw:frame>
        <draw:custom-shape draw:style-name="gr26" draw:text-style-name="P1" draw:layer="layout" svg:width="6.2cm" svg:height="1.8cm" svg:x="10.4cm" svg:y="1.8cm">
          <text:p text:style-name="P1">Id 1</text:p>
          <text:p text:style-name="P1">Startpage</text:p>
          <draw:enhanced-geometry svg:viewBox="0 0 21600 21600" draw:type="rectangle" draw:enhanced-path="M 0 0 L 21600 0 21600 21600 0 21600 0 0 Z N"/>
        </draw:custom-shape>
        <draw:custom-shape draw:style-name="gr27" draw:text-style-name="P1" xml:id="id1" draw:id="id1" draw:layer="layout" svg:width="4.626cm" svg:height="1.8cm" svg:x="1.2cm" svg:y="6.4cm">
          <text:p text:style-name="P1">Id 2</text:p>
          <text:p text:style-name="P1">sca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.625cm" svg:height="1.8cm" svg:x="7.925cm" svg:y="6.4cm">
          <text:p text:style-name="P1">Id 3</text:p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27" draw:text-style-name="P1" xml:id="id3" draw:id="id3" draw:layer="layout" svg:width="4.626cm" svg:height="1.8cm" svg:x="21.974cm" svg:y="6.4cm">
          <text:p text:style-name="P1">Id 5</text:p>
          <text:p text:style-name="P1">about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.626cm" svg:height="1.8cm" svg:x="14.95cm" svg:y="6.4cm">
          <text:p text:style-name="P1">Id 4</text:p>
          <text:p text:style-name="P1">offline</text:p>
          <draw:enhanced-geometry svg:viewBox="0 0 21600 21600" draw:type="rectangle" draw:enhanced-path="M 0 0 L 21600 0 21600 21600 0 21600 0 0 Z N"/>
        </draw:custom-shape>
        <draw:custom-shape draw:style-name="gr26" draw:text-style-name="P1" xml:id="id2" draw:id="id2" draw:layer="layout" svg:width="6.2cm" svg:height="1.8cm" svg:x="10.2cm" svg:y="12.6cm">
          <text:p text:style-name="P1">Id 6</text:p>
          <text:p text:style-name="P1">Results</text:p>
          <draw:enhanced-geometry svg:viewBox="0 0 21600 21600" draw:type="rectangle" draw:enhanced-path="M 0 0 L 21600 0 21600 21600 0 21600 0 0 Z N"/>
        </draw:custom-shape>
        <draw:line draw:style-name="gr29" draw:text-style-name="P11" draw:layer="layout" svg:x1="16.6cm" svg:y1="2.4cm" svg:x2="24.4cm" svg:y2="6.4cm">
          <text:p/>
        </draw:line>
        <draw:line draw:style-name="gr29" draw:text-style-name="P11" draw:layer="layout" svg:x1="15.8cm" svg:y1="3.6cm" svg:x2="17.8cm" svg:y2="6.4cm">
          <text:p/>
        </draw:line>
        <draw:line draw:style-name="gr29" draw:text-style-name="P11" draw:layer="layout" svg:x1="11.6cm" svg:y1="3.6cm" svg:x2="10.4cm" svg:y2="6.4cm">
          <text:p/>
        </draw:line>
        <draw:line draw:style-name="gr29" draw:text-style-name="P11" draw:layer="layout" svg:x1="10.4cm" svg:y1="2.6cm" svg:x2="4cm" svg:y2="6.4cm">
          <text:p/>
        </draw:line>
        <draw:line draw:style-name="gr30" draw:text-style-name="P12" draw:layer="layout" svg:x1="19.576cm" svg:y1="7.3cm" svg:x2="21.974cm" svg:y2="7.3cm">
          <text:p/>
        </draw:line>
        <draw:connector draw:style-name="gr31" draw:text-style-name="P11" draw:layer="layout" svg:x1="1.2cm" svg:y1="7.3cm" svg:x2="10.2cm" svg:y2="13.5cm" draw:start-shape="id1" draw:start-glue-point="3" draw:end-shape="id2" draw:end-glue-point="3" svg:d="M1200 7300h-501v6200h9501" svg:viewBox="0 0 9502 6201">
          <text:p/>
        </draw:connector>
        <draw:line draw:style-name="gr30" draw:text-style-name="P12" draw:layer="layout" svg:x1="12.476cm" svg:y1="7.3cm" svg:x2="14.95cm" svg:y2="7.3cm">
          <text:p/>
        </draw:line>
        <draw:line draw:style-name="gr30" draw:text-style-name="P12" draw:layer="layout" svg:x1="5.676cm" svg:y1="7.3cm" svg:x2="8.074cm" svg:y2="7.3cm">
          <text:p/>
        </draw:line>
        <draw:connector draw:style-name="gr29" draw:text-style-name="P11" draw:layer="layout" svg:x1="16.4cm" svg:y1="13.5cm" svg:x2="26.6cm" svg:y2="7.3cm" draw:start-shape="id2" draw:start-glue-point="1" draw:end-shape="id3" draw:end-glue-point="1" svg:d="M16400 13500h10701v-6200h-501" svg:viewBox="0 0 10702 6201">
          <text:p/>
        </draw:connector>
        <draw:line draw:style-name="gr32" draw:text-style-name="P7" draw:layer="layout" svg:x1="11.6cm" svg:y1="8.2cm" svg:x2="12.4cm" svg:y2="12.6cm">
          <text:p/>
        </draw:line>
        <draw:line draw:style-name="gr32" draw:text-style-name="P7" draw:layer="layout" svg:x1="15.8cm" svg:y1="8.2cm" svg:x2="15.2cm" svg:y2="12.6cm">
          <text:p/>
        </draw:line>
        <draw:line draw:style-name="gr33" draw:text-style-name="P1" draw:layer="layout" svg:x1="4.8cm" svg:y1="8.2cm" svg:x2="4.8cm" svg:y2="9cm">
          <text:p/>
        </draw:line>
        <draw:line draw:style-name="gr34" draw:text-style-name="P11" draw:layer="layout" svg:x1="4.8cm" svg:y1="9cm" svg:x2="17.4cm" svg:y2="9cm">
          <text:p/>
        </draw:line>
        <draw:line draw:style-name="gr29" draw:text-style-name="P11" draw:layer="layout" svg:x1="17.4cm" svg:y1="9cm" svg:x2="17.4cm" svg:y2="8.2cm">
          <text:p/>
        </draw:line>
        <draw:line draw:style-name="gr33" draw:text-style-name="P1" draw:layer="layout" svg:x1="9.8cm" svg:y1="8.2cm" svg:x2="9.8cm" svg:y2="10.4cm">
          <text:p/>
        </draw:line>
        <draw:line draw:style-name="gr34" draw:text-style-name="P11" draw:layer="layout" svg:x1="9.8cm" svg:y1="10.4cm" svg:x2="25.4cm" svg:y2="10.4cm">
          <text:p/>
        </draw:line>
        <draw:line draw:style-name="gr29" draw:text-style-name="P11" draw:layer="layout" svg:x1="25.4cm" svg:y1="10.4cm" svg:x2="25.4cm" svg:y2="8.2cm">
          <text:p/>
        </draw:line>
        <draw:line draw:style-name="gr33" draw:text-style-name="P1" draw:layer="layout" svg:x1="3.4cm" svg:y1="8.2cm" svg:x2="3.4cm" svg:y2="9.6cm">
          <text:p/>
        </draw:line>
        <draw:line draw:style-name="gr34" draw:text-style-name="P11" draw:layer="layout" svg:x1="3.4cm" svg:y1="9.6cm" svg:x2="24cm" svg:y2="9.6cm">
          <text:p/>
        </draw:line>
        <draw:line draw:style-name="gr29" draw:text-style-name="P11" draw:layer="layout" svg:x1="24cm" svg:y1="9.6cm" svg:x2="24cm" svg:y2="8.2cm">
          <text:p/>
        </draw:lin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3" draw:text-style-name="P3" draw:layer="layout" svg:width="24.601cm" svg:height="0.962cm" svg:x="1.199cm" svg:y="0.537cm">
          <draw:text-box>
            <text:p><text:span text:style-name="T2">Id 13: Adminflow / Desktop <text:s/></text:span></text:p>
          </draw:text-box>
        </draw:frame>
        <draw:custom-shape draw:style-name="gr35" draw:text-style-name="P1" xml:id="id5" draw:id="id5" draw:layer="layout" svg:width="6.8cm" svg:height="1.8cm" svg:x="9.8cm" svg:y="1.8cm">
          <text:p text:style-name="P1">Id 7</text:p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.626cm" svg:height="1.8cm" svg:x="1.2cm" svg:y="1.9cm">
          <text:p text:style-name="P1">Id 1</text:p>
          <text:p text:style-name="P1">Strart Page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7.4cm" svg:height="2cm" svg:x="3cm" svg:y="7.8cm">
          <text:p text:style-name="P1">Id 9</text:p>
          <text:p text:style-name="P1"><text:span text:style-name="T2">Admin / Neuer Datensatz</text:span>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6.8cm" svg:height="1.8cm" svg:x="9.8cm" svg:y="5.2cm">
          <text:p text:style-name="P1">Id 8</text:p>
          <text:p text:style-name="P1">Admin / result login</text:p>
          <draw:enhanced-geometry svg:viewBox="0 0 21600 21600" draw:type="rectangle" draw:enhanced-path="M 0 0 L 21600 0 21600 21600 0 21600 0 0 Z N"/>
        </draw:custom-shape>
        <draw:custom-shape draw:style-name="gr25" draw:text-style-name="P1" xml:id="id4" draw:id="id4" draw:layer="layout" svg:width="7.2cm" svg:height="2cm" svg:x="9.6cm" svg:y="12.6cm">
          <text:p text:style-name="P1">Id 11</text:p>
          <text:p text:style-name="P1"><text:span text:style-name="T2">Admin /Datensatz Result </text:span></text:p>
          <draw:enhanced-geometry svg:viewBox="0 0 21600 21600" draw:type="rectangle" draw:enhanced-path="M 0 0 L 21600 0 21600 21600 0 21600 0 0 Z N"/>
        </draw:custom-shape>
        <draw:line draw:style-name="gr29" draw:text-style-name="P11" draw:layer="layout" svg:x1="12cm" svg:y1="3.6cm" svg:x2="12cm" svg:y2="5.2cm">
          <text:p/>
        </draw:line>
        <draw:line draw:style-name="gr29" draw:text-style-name="P11" draw:layer="layout" svg:x1="9.8cm" svg:y1="2.8cm" svg:x2="5.826cm" svg:y2="2.8cm">
          <text:p/>
        </draw:line>
        <draw:connector draw:style-name="gr29" draw:text-style-name="P11" draw:layer="layout" draw:line-skew="7.699cm" svg:x1="16.8cm" svg:y1="13.6cm" svg:x2="16.6cm" svg:y2="2.7cm" draw:start-shape="id4" draw:start-glue-point="1" draw:end-shape="id5" svg:d="M16800 13600h8200v-10900h-8400" svg:viewBox="0 0 8401 10901">
          <text:p/>
        </draw:connector>
        <draw:line draw:style-name="gr29" draw:text-style-name="P11" draw:layer="layout" svg:x1="14.4cm" svg:y1="5cm" svg:x2="14.4cm" svg:y2="3.6cm">
          <text:p/>
        </draw:line>
        <draw:line draw:style-name="gr33" draw:text-style-name="P1" draw:layer="layout" svg:x1="9.8cm" svg:y1="3.6cm" svg:x2="4.2cm" svg:y2="7.8cm">
          <text:p/>
        </draw:line>
        <draw:line draw:style-name="gr29" draw:text-style-name="P11" draw:layer="layout" svg:x1="22cm" svg:y1="8cm" svg:x2="16.6cm" svg:y2="3.6cm">
          <text:p/>
        </draw:line>
        <draw:custom-shape draw:style-name="gr36" draw:text-style-name="P1" draw:layer="layout" svg:width="7.4cm" svg:height="2cm" svg:x="16.6cm" svg:y="8cm">
          <text:p text:style-name="P1">Id 10</text:p>
          <text:p text:style-name="P1"><text:span text:style-name="T2">Admin /Datensatz Pflegen</text:span></text:p>
          <draw:enhanced-geometry svg:viewBox="0 0 21600 21600" draw:type="rectangle" draw:enhanced-path="M 0 0 L 21600 0 21600 21600 0 21600 0 0 Z N"/>
        </draw:custom-shape>
        <draw:line draw:style-name="gr29" draw:text-style-name="P11" draw:layer="layout" svg:x1="16.6cm" svg:y1="9cm" svg:x2="10.4cm" svg:y2="9cm">
          <text:p/>
        </draw:line>
        <draw:line draw:style-name="gr29" draw:text-style-name="P11" draw:layer="layout" svg:x1="7.2cm" svg:y1="9.8cm" svg:x2="12.4cm" svg:y2="12.6cm">
          <text:p/>
        </draw:line>
        <draw:line draw:style-name="gr29" draw:text-style-name="P11" draw:layer="layout" svg:x1="16.6cm" svg:y1="6cm" svg:x2="19.2cm" svg:y2="8cm">
          <text:p/>
        </draw:line>
        <draw:line draw:style-name="gr29" draw:text-style-name="P11" draw:layer="layout" svg:x1="9.8cm" svg:y1="6.2cm" svg:x2="7.8cm" svg:y2="7.8cm">
          <text:p/>
        </draw:lin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16T09:42:13.883310021</dc:date>
    <meta:editing-duration>PT56M38S</meta:editing-duration>
    <meta:editing-cycles>7</meta:editing-cycles>
    <meta:generator>LibreOffice/6.0.7.3$Linux_X86_64 LibreOffice_project/00m0$Build-3</meta:generator>
    <meta:document-statistic meta:object-count="187"/>
  </office:meta>
</office:document-meta>
</file>